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2f5597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2f559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Advanced Algorithms and Data Structures (2)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Gara Pruesse</text:span></text:p>
            <text:p text:style-name="P3"><text:span text:style-name="T2">Vancouver Island Univers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x Contiguous Sum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Max Contiguous Sum</text:span></text:p>
          </draw:text-box>
        </draw:frame>
        <draw:frame draw:name="Content Placeholder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7"><text:span text:style-name="T4">Given an array of integers, find the maximum sum of contiguous elements in the array. <text:s text:c="2"/>Return the maxsum. <text:s/>(For testing, you should also keep track of, and maybe print out, the leftmost index of the contiguous elements.)</text:span></text:p>
            <text:p text:style-name="P7"><text:span text:style-name="T4"/></text:p>
            <text:p text:style-name="P3"><text:span text:style-name="T4">[</text:span><text:span text:style-name="T5">-3, 4, 2, -5, 11, -3, 4, -3, 2, -5, 7, -3, 4, -2, 1]</text:span></text:p>
            <text:p text:style-name="P3"><text:span text:style-name="T4"/></text:p>
            <text:p text:style-name="P7"><text:span text:style-name="T4">Can you do it in O(n)? <text:s/>Can you do it in a single pass? <text:s/>Can you do it with only O(1) extra space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eaming Data algorithms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Streaming Data algorithms</text:span></text:p>
          </draw:text-box>
        </draw:frame>
        <draw:frame draw:name="Content Placeholder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7"><text:span text:style-name="T5">A stream of data, which can be examined in passing but is too much to store. <text:s/>We can model the stream with an array representing the input.</text:span></text:p>
            <text:p text:style-name="P7"><text:span text:style-name="T5"/></text:p>
            <text:p text:style-name="P7"><text:span text:style-name="T5">Algorithms on streaming data generally must be single-pass over the array, and use sublinear space besides the data stream (array) itself.</text:span></text:p>
            <text:p text:style-name="P7"><text:span text:style-name="T5"/></text:p>
            <text:p text:style-name="P7"><text:span text:style-name="T5">Applications: media, internet, data communica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Your mission…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9"><text:span text:style-name="T3">Your mission…</text:span></text:p>
          </draw:text-box>
        </draw:frame>
        <draw:frame draw:name="Content Placeholder 2" presentation:style-name="pr5" draw:text-style-name="P8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0"><text:span text:style-name="T5">Design an algorithm for max contiguous sum</text:span></text:p>
              </text:list-item>
              <text:list-item>
                <text:p text:style-name="P10"><text:span text:style-name="T5">We will reconvene and discuss solutions</text:span></text:p>
              </text:list-item>
              <text:list-item>
                <text:p text:style-name="P10"><text:span text:style-name="T5">You will code up a solution. <text:s/>I suggest reading a stream of integers from a file, computing the max contiguous sum. <text:s/>For demonstration purposes, generate a file containing thousands of numbers, positive and negative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9-10-03">10/3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9-10-03">10/3/19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vanced Algorithms and Data Structures (2)</dc:title>
    <meta:initial-creator>Gara Pruesse</meta:initial-creator>
    <meta:editing-cycles>18</meta:editing-cycles>
    <meta:creation-date>2019-05-12T14:16:41</meta:creation-date>
    <dc:date>2019-10-03T10:47:09.001223721</dc:date>
    <meta:editing-duration>PT5H14M51S</meta:editing-duration>
    <meta:generator>LibreOffice/5.2.7.2$Linux_X86_64 LibreOffice_project/20m0$Build-2</meta:generator>
    <meta:document-statistic meta:object-count="48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